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102cm" svg:stroke-color="#ed1c24" draw:marker-start-width="0.509cm" draw:marker-end-width="0.509cm" draw:fill-color="#ffffff" draw:textarea-horizontal-align="left" draw:textarea-vertical-align="top" draw:auto-grow-height="false" fo:min-height="9.173cm" fo:min-width="17.559cm" fo:padding-top="0.176cm" fo:padding-bottom="0.176cm" fo:padding-left="0.301cm" fo:padding-right="0.301cm"/>
    </style:style>
    <style:style style:name="gr2" style:family="graphic" style:parent-style-name="standard">
      <style:graphic-properties draw:stroke="dash" draw:stroke-dash="_32__20_Dots_20_1_20_Dash" svg:stroke-width="0.102cm" svg:stroke-color="#ed1c24" draw:marker-start-width="0.509cm" draw:marker-end-width="0.509cm" draw:fill-color="#ffffff" draw:textarea-horizontal-align="left" draw:textarea-vertical-align="top" draw:auto-grow-height="false" fo:min-height="10.443cm" fo:min-width="28.227cm" fo:padding-top="0.176cm" fo:padding-bottom="0.176cm" fo:padding-left="0.301cm" fo:padding-right="0.301cm"/>
    </style:style>
    <style:style style:name="gr3" style:family="graphic" style:parent-style-name="standard">
      <style:graphic-properties draw:stroke="dash" draw:stroke-dash="_32__20_Dots_20_1_20_Dash" svg:stroke-width="0.102cm" svg:stroke-color="#ed1c24" draw:marker-start-width="0.509cm" draw:marker-end-width="0.509cm" draw:fill-color="#ffffff" draw:textarea-horizontal-align="left" draw:textarea-vertical-align="top" draw:auto-grow-height="false" fo:min-height="52.099cm" fo:min-width="72.296cm" fo:padding-top="0.176cm" fo:padding-bottom="0.176cm" fo:padding-left="0.301cm" fo:padding-right="0.301cm"/>
    </style:style>
    <style:style style:name="gr4" style:family="graphic" style:parent-style-name="standard">
      <style:graphic-properties draw:fill-color="#c2e0ae" draw:textarea-horizontal-align="justify" draw:textarea-vertical-align="middle" draw:auto-grow-height="false" fo:min-height="17.403cm" fo:min-width="46.617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6.993cm"/>
    </style:style>
    <style:style style:name="gr6" style:family="graphic" style:parent-style-name="standard">
      <style:graphic-properties draw:stroke="none" draw:fill="none" fo:min-height="0.713cm" fo:min-width="9.787cm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1.147cm" fo:min-width="6.993cm"/>
    </style:style>
    <style:style style:name="gr8" style:family="graphic" style:parent-style-name="standard">
      <style:graphic-properties draw:stroke="none" draw:fill="none" fo:min-height="0.713cm" fo:min-width="9.828cm"/>
    </style:style>
    <style:style style:name="gr9" style:family="graphic" style:parent-style-name="standard">
      <style:graphic-properties draw:stroke="none" draw:fill="none" fo:min-height="0.713cm" fo:min-width="9.07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00b6bd" draw:textarea-horizontal-align="justify" draw:textarea-vertical-align="middle" draw:auto-grow-height="false" fo:min-height="1.147cm" fo:min-width="6.993cm"/>
    </style:style>
    <style:style style:name="gr12" style:family="graphic" style:parent-style-name="standard">
      <style:graphic-properties draw:fill-color="#f3715a" draw:textarea-horizontal-align="justify" draw:textarea-vertical-align="middle" draw:auto-grow-height="false" fo:min-height="1.147cm" fo:min-width="6.993cm"/>
    </style:style>
    <style:style style:name="gr13" style:family="graphic" style:parent-style-name="standard">
      <style:graphic-properties draw:stroke="none" draw:fill="none" fo:min-height="0.712cm" fo:min-width="7.152cm"/>
    </style:style>
    <style:style style:name="gr14" style:family="graphic" style:parent-style-name="standard">
      <style:graphic-properties draw:stroke="dash" draw:stroke-dash="Fine_20_Dotted" svg:stroke-width="0.102cm" svg:stroke-color="#fdb94d" draw:marker-start-width="0.508cm" draw:marker-end-width="0.508cm" draw:fill-color="#00b6bd" draw:textarea-horizontal-align="justify" draw:textarea-vertical-align="middle" draw:auto-grow-height="false" fo:min-height="1.147cm" fo:min-width="6.993cm" fo:padding-top="0.175cm" fo:padding-bottom="0.175cm" fo:padding-left="0.3cm" fo:padding-right="0.3cm"/>
    </style:style>
    <style:style style:name="gr15" style:family="graphic" style:parent-style-name="standard">
      <style:graphic-properties draw:fill-color="#fff450" draw:textarea-horizontal-align="justify" draw:textarea-vertical-align="middle" draw:auto-grow-height="false" fo:min-height="1.147cm" fo:min-width="6.993cm"/>
    </style:style>
    <style:style style:name="gr16" style:family="graphic" style:parent-style-name="standard">
      <style:graphic-properties draw:fill-color="#ed1c24" draw:textarea-horizontal-align="justify" draw:textarea-vertical-align="middle" draw:auto-grow-height="false" fo:min-height="1.147cm" fo:min-width="6.993cm"/>
    </style:style>
    <style:style style:name="gr17" style:family="graphic" style:parent-style-name="standard">
      <style:graphic-properties draw:stroke="none" draw:fill="none" fo:min-height="0.713cm" fo:min-width="13.443cm"/>
    </style:style>
    <style:style style:name="gr18" style:family="graphic" style:parent-style-name="standard">
      <style:graphic-properties draw:textarea-horizontal-align="justify" draw:textarea-vertical-align="middle" draw:auto-grow-height="false" fo:min-height="1.147cm" fo:min-width="5.342cm"/>
    </style:style>
    <style:style style:name="gr19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gr20" style:family="graphic" style:parent-style-name="standard">
      <style:graphic-properties draw:textarea-horizontal-align="justify" draw:textarea-vertical-align="middle" draw:auto-grow-height="false" fo:min-height="0.306cm" fo:min-width="0.39cm"/>
    </style:style>
    <style:style style:name="gr21" style:family="graphic" style:parent-style-name="standard">
      <style:graphic-properties draw:stroke="none" draw:fill="none" fo:min-height="0.396cm" fo:min-width="1.468cm"/>
    </style:style>
    <style:style style:name="gr22" style:family="graphic" style:parent-style-name="standard">
      <style:graphic-properties draw:stroke="none" draw:fill="none" fo:min-height="0.396cm" fo:min-width="4.622cm"/>
    </style:style>
    <style:style style:name="gr23" style:family="graphic" style:parent-style-name="objectwithoutfill">
      <style:graphic-properties svg:stroke-width="0.102cm" svg:stroke-color="#ed1c24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textarea-horizontal-align="justify" draw:textarea-vertical-align="middle" draw:auto-grow-height="false" fo:min-height="0.362cm" fo:min-width="0.516cm"/>
    </style:style>
    <style:style style:name="gr25" style:family="graphic" style:parent-style-name="objectwithoutfill">
      <style:graphic-properties draw:stroke="dash" draw:stroke-dash="Ultrafine_20_2_20_Dots_20_3_20_Dashes" svg:stroke-color="#000000"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fill-color="#d99116" draw:textarea-horizontal-align="justify" draw:textarea-vertical-align="middle" draw:auto-grow-height="false" fo:min-height="1.147cm" fo:min-width="6.993cm"/>
    </style:style>
    <style:style style:name="gr27" style:family="graphic" style:parent-style-name="standard">
      <style:graphic-properties draw:stroke="none" draw:fill="none" fo:min-height="0.713cm" fo:min-width="7.763cm"/>
    </style:style>
    <style:style style:name="gr28" style:family="graphic" style:parent-style-name="standard">
      <style:graphic-properties draw:stroke="none" draw:fill="none" fo:min-height="0.713cm" fo:min-width="8.125cm"/>
    </style:style>
    <style:style style:name="gr29" style:family="graphic" style:parent-style-name="standard">
      <style:graphic-properties draw:stroke="none" draw:fill="none" fo:min-height="0.713cm" fo:min-width="9.019cm"/>
    </style:style>
    <style:style style:name="gr30" style:family="graphic" style:parent-style-name="standard">
      <style:graphic-properties draw:stroke="none" draw:fill="none" fo:min-height="0.713cm" fo:min-width="8.289cm"/>
    </style:style>
    <style:style style:name="gr31" style:family="graphic" style:parent-style-name="standard" style:list-style-name="L1">
      <style:graphic-properties draw:stroke="none" draw:fill="none" draw:auto-grow-width="false" fo:min-height="0.762cm" fo:min-width="0cm" fo:padding-top="0cm" fo:padding-bottom="0cm" fo:padding-left="0cm" fo:padding-right="0cm"/>
    </style:style>
    <style:style style:name="gr32" style:family="graphic" style:parent-style-name="standard">
      <style:graphic-properties draw:stroke="none" draw:fill="none" fo:min-height="0.713cm" fo:min-width="7.529cm"/>
    </style:style>
    <style:style style:name="gr33" style:family="graphic" style:parent-style-name="standard">
      <style:graphic-properties draw:stroke="none" draw:fill="none" fo:min-height="0.713cm" fo:min-width="7.882cm"/>
    </style:style>
    <style:style style:name="gr34" style:family="graphic" style:parent-style-name="standard">
      <style:graphic-properties draw:stroke="none" svg:stroke-color="#000000" draw:fill="none" draw:fill-color="#ffffff" fo:min-height="13.847cm" fo:min-width="18.296cm"/>
    </style:style>
    <style:style style:name="gr35" style:family="graphic" style:parent-style-name="standard">
      <style:graphic-properties draw:stroke="none" svg:stroke-color="#000000" draw:fill="none" draw:fill-color="#ffffff" fo:min-height="5.689cm" fo:min-width="14.994cm"/>
    </style:style>
    <style:style style:name="gr36" style:family="graphic" style:parent-style-name="standard" style:list-style-name="L1">
      <style:graphic-properties draw:stroke="none" draw:fill="none" draw:auto-grow-width="false" fo:min-height="0.762cm" fo:min-width="0cm" fo:padding-top="0cm" fo:padding-bottom="0cm" fo:padding-left="0cm" fo:padding-right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639cm" fo:min-width="0.834cm"/>
    </style:style>
    <style:style style:name="gr38" style:family="graphic" style:parent-style-name="standard">
      <style:graphic-properties draw:stroke="none" svg:stroke-color="#000000" draw:fill="none" draw:fill-color="#ffffff" fo:min-height="3.556cm" fo:min-width="4.961cm"/>
    </style:style>
    <style:style style:name="gr39" style:family="graphic" style:parent-style-name="standard">
      <style:graphic-properties draw:stroke="none" draw:fill="none" fo:min-height="0.713cm" fo:min-width="9.959cm"/>
    </style:style>
    <style:style style:name="gr40" style:family="graphic" style:parent-style-name="standard">
      <style:graphic-properties draw:stroke="none" draw:fill="none" fo:min-height="0.713cm" fo:min-width="11.983cm"/>
    </style:style>
    <style:style style:name="gr41" style:family="graphic" style:parent-style-name="standard">
      <style:graphic-properties draw:stroke="none" draw:fill="none" fo:min-height="0.713cm" fo:min-width="8.249cm"/>
    </style:style>
    <style:style style:name="gr42" style:family="graphic" style:parent-style-name="objectwithoutfill">
      <style:graphic-properties draw:stroke="dash" draw:stroke-dash="Ultrafine_20_2_20_Dots_20_3_20_Dashes" svg:stroke-width="0.102cm" svg:stroke-color="#fff200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fo:min-height="2.163cm" fo:min-width="11.0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b6bd"/>
      <style:paragraph-properties fo:text-align="center"/>
    </style:style>
    <style:style style:name="P8" style:family="paragraph">
      <loext:graphic-properties draw:fill-color="#f3715a"/>
      <style:paragraph-properties fo:text-align="center"/>
    </style:style>
    <style:style style:name="P9" style:family="paragraph">
      <loext:graphic-properties draw:fill-color="#00b6bd"/>
      <style:paragraph-properties fo:text-align="center"/>
      <style:text-properties fo:color="#c2e0ae"/>
    </style:style>
    <style:style style:name="P10" style:family="paragraph">
      <loext:graphic-properties draw:fill-color="#fff450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-color="#d99116"/>
      <style:paragraph-properties fo:text-align="center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loext:graphic-properties draw:fill="none"/>
      <style:paragraph-properties fo:margin-left="0cm" fo:margin-right="0cm" fo:margin-top="0cm" fo:margin-bottom="0cm" fo:text-indent="0cm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2e0ae"/>
    </style:style>
    <style:style style:name="T3" style:family="text">
      <style:text-properties fo:color="#c2e0ae" fo:font-size="18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685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7" style:family="text">
      <style:text-properties fo:color="#ce181e"/>
    </style:style>
    <style:style style:name="T8" style:family="text">
      <style:text-properties fo:color="#ce181e" fo:background-color="#fff200"/>
    </style:style>
    <style:style style:name="T9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61cm" svg:height="9.525cm" svg:x="10.906cm" svg:y="9.128cm">
          <text:p text:style-name="P1">cob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8.829cm" svg:height="10.795cm" svg:x="13.473cm" svg:y="19.161cm">
          <text:p text:style-name="P1">beeh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2.898cm" svg:height="52.451cm" svg:x="1.762cm" svg:y="30.718cm">
          <text:p text:style-name="P1">cloudhu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7.117cm" svg:height="17.653cm" svg:x="9.012cm" svg:y="64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7.493cm" svg:height="1.397cm" svg:x="13.305cm" svg:y="2.651cm">
          <text:p text:style-name="P1">main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287cm" svg:height="0.963cm" svg:x="11.287cm" svg:y="1.434cm">
          <draw:text-box>
            <text:p>cloud/cmd/cloudcore/cloudcore.go</text:p>
          </draw:text-box>
        </draw:frame>
        <draw:custom-shape draw:style-name="gr5" draw:text-style-name="P1" xml:id="id2" draw:id="id2" draw:layer="layout" svg:width="7.493cm" svg:height="1.397cm" svg:x="4.556cm" svg:y="6.969cm">
          <text:p text:style-name="P1">NewCloudCoreCommand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7.493cm" svg:height="1.397cm" svg:x="20.527cm" svg:y="7.096cm">
          <text:p text:style-name="P1">command.Execute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7.493cm" svg:height="1.397cm" svg:x="5.302cm" svg:y="19.661cm">
          <text:p text:style-name="P1">registerModules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0.328cm" svg:height="0.963cm" svg:x="1.594cm" svg:y="5.752cm">
          <draw:text-box>
            <text:p>cloud/cmd/cloudcore/app/server.go</text:p>
          </draw:text-box>
        </draw:frame>
        <draw:custom-shape draw:style-name="gr5" draw:text-style-name="P1" xml:id="id5" draw:id="id5" draw:layer="layout" svg:width="7.493cm" svg:height="1.397cm" svg:x="4.81cm" svg:y="25.811cm">
          <text:p text:style-name="P1">cloudhub.Regist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7.493cm" svg:height="1.397cm" svg:x="20.527cm" svg:y="11.325cm">
          <text:p text:style-name="P1">ExecuteC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7.493cm" svg:height="1.397cm" svg:x="14.208cm" svg:y="28.17cm">
          <text:p text:style-name="P1">core.Register(newCloudHub())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7.493cm" svg:height="1.397cm" svg:x="3.17cm" svg:y="28.178cm">
          <text:p text:style-name="P1">InitConfigur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9.578cm" svg:height="0.963cm" svg:x="1.886cm" svg:y="24.61cm">
          <draw:text-box>
            <text:p>cloud/pkg/cloudhub/cloudhub.go</text:p>
          </draw:text-box>
        </draw:frame>
        <draw:connector draw:style-name="gr10" draw:text-style-name="P6" draw:layer="layout" draw:type="line" svg:x1="17.051cm" svg:y1="4.048cm" svg:x2="8.302cm" svg:y2="6.969cm" draw:start-shape="id1" draw:start-glue-point="2" draw:end-shape="id2" draw:end-glue-point="0" svg:d="M17051 4048l-8749 2921" svg:viewBox="0 0 8750 2922">
          <text:p/>
        </draw:connector>
        <draw:connector draw:style-name="gr10" draw:text-style-name="P6" draw:layer="layout" draw:type="line" svg:x1="17.051cm" svg:y1="4.048cm" svg:x2="24.273cm" svg:y2="7.096cm" draw:start-shape="id1" draw:start-glue-point="2" draw:end-shape="id3" draw:end-glue-point="0" svg:d="M17051 4048l7222 3048" svg:viewBox="0 0 7223 3049">
          <text:p/>
        </draw:connector>
        <draw:connector draw:style-name="gr10" draw:text-style-name="P6" draw:layer="layout" draw:type="line" svg:x1="9.048cm" svg:y1="21.058cm" svg:x2="8.556cm" svg:y2="25.811cm" draw:start-shape="id4" draw:start-glue-point="2" draw:end-shape="id5" draw:end-glue-point="0" svg:d="M9048 21058l-492 4753" svg:viewBox="0 0 493 4754">
          <text:p/>
        </draw:connector>
        <draw:connector draw:style-name="gr10" draw:text-style-name="P6" draw:layer="layout" draw:type="line" svg:x1="8.556cm" svg:y1="27.208cm" svg:x2="6.916cm" svg:y2="28.178cm" draw:start-shape="id5" draw:start-glue-point="2" draw:end-shape="id6" draw:end-glue-point="0" svg:d="M8556 27208l-1640 970" svg:viewBox="0 0 1641 971">
          <text:p/>
        </draw:connector>
        <draw:connector draw:style-name="gr10" draw:text-style-name="P6" draw:layer="layout" draw:type="line" svg:x1="8.556cm" svg:y1="27.208cm" svg:x2="17.954cm" svg:y2="28.17cm" draw:start-shape="id5" draw:start-glue-point="2" draw:end-shape="id7" draw:end-glue-point="0" svg:d="M8556 27208l9398 962" svg:viewBox="0 0 9399 963">
          <text:p/>
        </draw:connector>
        <draw:custom-shape draw:style-name="gr5" draw:text-style-name="P1" xml:id="id9" draw:id="id9" draw:layer="layout" svg:width="7.493cm" svg:height="1.397cm" svg:x="11.287cm" svg:y="11.668cm">
          <text:p text:style-name="P1"><text:span text:style-name="T1">cobra.Command </text:span>Run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7.493cm" svg:height="1.397cm" svg:x="2.778cm" svg:y="11.795cm">
          <text:p text:style-name="P1">NewCloudCoreOptions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7.493cm" svg:height="1.397cm" svg:x="28.432cm" svg:y="19.796cm">
          <text:p text:style-name="P1">core.Run()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7.493cm" svg:height="1.397cm" svg:x="20.527cm" svg:y="16.748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7.493cm" svg:height="1.397cm" svg:x="20.527cm" svg:y="14cm">
          <text:p text:style-name="P1">execute</text:p>
          <draw:enhanced-geometry svg:viewBox="0 0 21600 21600" draw:type="rectangle" draw:enhanced-path="M 0 0 L 21600 0 21600 21600 0 21600 0 0 Z N"/>
        </draw:custom-shape>
        <draw:custom-shape draw:style-name="gr5" draw:text-style-name="P1" xml:id="id23" draw:id="id23" draw:layer="layout" svg:width="7.493cm" svg:height="1.397cm" svg:x="13.457cm" svg:y="44.307cm">
          <text:p text:style-name="P1">createTLSConfig</text:p>
          <draw:enhanced-geometry svg:viewBox="0 0 21600 21600" draw:type="rectangle" draw:enhanced-path="M 0 0 L 21600 0 21600 21600 0 21600 0 0 Z N"/>
        </draw:custom-shape>
        <draw:custom-shape draw:style-name="gr11" draw:text-style-name="P7" xml:id="id19" draw:id="id19" draw:layer="layout" svg:width="7.493cm" svg:height="1.397cm" svg:x="14.854cm" svg:y="34.909cm">
          <text:p text:style-name="P1">go DispatchMessage()</text:p>
          <draw:enhanced-geometry svg:viewBox="0 0 21600 21600" draw:type="rectangle" draw:enhanced-path="M 0 0 L 21600 0 21600 21600 0 21600 0 0 Z N"/>
        </draw:custom-shape>
        <draw:custom-shape draw:style-name="gr7" draw:text-style-name="P5" xml:id="id14" draw:id="id14" draw:layer="layout" svg:width="7.493cm" svg:height="1.397cm" svg:x="23.479cm" svg:y="23.86cm">
          <text:p text:style-name="P1">StartModules</text:p>
          <draw:enhanced-geometry svg:viewBox="0 0 21600 21600" draw:type="rectangle" draw:enhanced-path="M 0 0 L 21600 0 21600 21600 0 21600 0 0 Z N"/>
        </draw:custom-shape>
        <draw:custom-shape draw:style-name="gr5" draw:text-style-name="P1" xml:id="id27" draw:id="id27" draw:layer="layout" svg:width="7.493cm" svg:height="1.397cm" svg:x="34.412cm" svg:y="47.863cm">
          <text:p text:style-name="P1">S.getProtoServer</text:p>
          <draw:enhanced-geometry svg:viewBox="0 0 21600 21600" draw:type="rectangle" draw:enhanced-path="M 0 0 L 21600 0 21600 21600 0 21600 0 0 Z N"/>
        </draw:custom-shape>
        <draw:custom-shape draw:style-name="gr5" draw:text-style-name="P1" xml:id="id26" draw:id="id26" draw:layer="layout" svg:width="7.493cm" svg:height="1.397cm" svg:x="25.649cm" svg:y="48.117cm">
          <text:p text:style-name="P1">S.getTLSConfig</text:p>
          <draw:enhanced-geometry svg:viewBox="0 0 21600 21600" draw:type="rectangle" draw:enhanced-path="M 0 0 L 21600 0 21600 21600 0 21600 0 0 Z N"/>
        </draw:custom-shape>
        <draw:custom-shape draw:style-name="gr12" draw:text-style-name="P8" xml:id="id24" draw:id="id24" draw:layer="layout" svg:width="7.493cm" svg:height="1.397cm" svg:x="22.22cm" svg:y="44.18cm">
          <text:p text:style-name="P1">S = server.Server{} 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8.302cm" svg:y1="8.366cm" svg:x2="6.524cm" svg:y2="11.795cm" draw:start-shape="id2" draw:start-glue-point="2" draw:end-shape="id8" svg:d="M8302 8366l-1778 3429" svg:viewBox="0 0 1779 3430">
          <text:p/>
        </draw:connector>
        <draw:connector draw:style-name="gr10" draw:text-style-name="P6" draw:layer="layout" draw:type="line" svg:x1="8.302cm" svg:y1="8.366cm" svg:x2="15.033cm" svg:y2="11.668cm" draw:start-shape="id2" draw:start-glue-point="2" draw:end-shape="id9" draw:end-glue-point="0" svg:d="M8302 8366l6731 3302" svg:viewBox="0 0 6732 3303">
          <text:p/>
        </draw:connector>
        <draw:frame draw:style-name="gr13" draw:text-style-name="P4" draw:layer="layout" svg:width="7.652cm" svg:height="0.962cm" svg:x="20.447cm" svg:y="10.363cm">
          <draw:text-box>
            <text:p>spf13/cobra/command.go</text:p>
          </draw:text-box>
        </draw:frame>
        <draw:connector draw:style-name="gr10" draw:text-style-name="P6" draw:layer="layout" draw:type="line" svg:x1="24.273cm" svg:y1="8.493cm" svg:x2="24.273cm" svg:y2="11.325cm" draw:start-shape="id3" draw:start-glue-point="2" draw:end-shape="id10" draw:end-glue-point="0" svg:d="M24273 8493v2832" svg:viewBox="0 0 1 2833">
          <text:p/>
        </draw:connector>
        <draw:connector draw:style-name="gr10" draw:text-style-name="P6" draw:layer="layout" draw:type="line" svg:x1="24.273cm" svg:y1="12.722cm" svg:x2="24.273cm" svg:y2="14cm" draw:start-shape="id10" draw:start-glue-point="2" draw:end-shape="id11" draw:end-glue-point="0" svg:d="M24273 12722v1278" svg:viewBox="0 0 1 1279">
          <text:p/>
        </draw:connector>
        <draw:connector draw:style-name="gr10" draw:text-style-name="P6" draw:layer="layout" draw:type="line" svg:x1="24.273cm" svg:y1="15.397cm" svg:x2="24.273cm" svg:y2="16.748cm" draw:start-shape="id11" draw:start-glue-point="2" draw:end-shape="id12" draw:end-glue-point="0" svg:d="M24273 15397v1351" svg:viewBox="0 0 1 1352">
          <text:p/>
        </draw:connector>
        <draw:connector draw:style-name="gr10" draw:text-style-name="P6" draw:layer="layout" draw:type="line" svg:x1="24.273cm" svg:y1="18.145cm" svg:x2="9.048cm" svg:y2="19.661cm" draw:start-shape="id12" draw:start-glue-point="2" draw:end-shape="id4" draw:end-glue-point="0" svg:d="M24273 18145l-15225 1516" svg:viewBox="0 0 15226 1517">
          <text:p/>
        </draw:connector>
        <draw:connector draw:style-name="gr10" draw:text-style-name="P6" draw:layer="layout" draw:type="line" svg:x1="24.273cm" svg:y1="18.145cm" svg:x2="32.178cm" svg:y2="19.796cm" draw:start-shape="id12" draw:start-glue-point="2" draw:end-shape="id13" draw:end-glue-point="0" svg:d="M24273 18145l7905 1651" svg:viewBox="0 0 7906 1652">
          <text:p/>
        </draw:connector>
        <draw:custom-shape draw:style-name="gr5" draw:text-style-name="P1" xml:id="id40" draw:id="id40" draw:layer="layout" svg:width="7.493cm" svg:height="1.397cm" svg:x="16.124cm" svg:y="69.326cm">
          <text:p text:style-name="P1">ConnectionState</text:p>
          <draw:enhanced-geometry svg:viewBox="0 0 21600 21600" draw:type="rectangle" draw:enhanced-path="M 0 0 L 21600 0 21600 21600 0 21600 0 0 Z N"/>
        </draw:custom-shape>
        <draw:custom-shape draw:style-name="gr11" draw:text-style-name="P7" xml:id="id16" draw:id="id16" draw:layer="layout" svg:width="7.493cm" svg:height="1.397cm" svg:x="23.098cm" svg:y="27.289cm">
          <text:p text:style-name="P1">go module.Start()</text:p>
          <draw:enhanced-geometry svg:viewBox="0 0 21600 21600" draw:type="rectangle" draw:enhanced-path="M 0 0 L 21600 0 21600 21600 0 21600 0 0 Z N"/>
        </draw:custom-shape>
        <draw:custom-shape draw:style-name="gr12" draw:text-style-name="P8" xml:id="id20" draw:id="id20" draw:layer="layout" svg:width="7.493cm" svg:height="1.397cm" svg:x="9.139cm" svg:y="40.243cm">
          <text:p text:style-name="P1">InitHandler</text:p>
          <draw:enhanced-geometry svg:viewBox="0 0 21600 21600" draw:type="rectangle" draw:enhanced-path="M 0 0 L 21600 0 21600 21600 0 21600 0 0 Z N"/>
        </draw:custom-shape>
        <draw:custom-shape draw:style-name="gr14" draw:text-style-name="P9" xml:id="id22" draw:id="id22" draw:layer="layout" svg:width="7.493cm" svg:height="1.397cm" svg:x="27.046cm" svg:y="40.243cm">
          <text:p text:style-name="P1"><text:span text:style-name="T2">go startQuic</text:span><text:span text:style-name="T3">Server(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7.493cm" svg:height="1.397cm" svg:x="34.02cm" svg:y="23.606cm">
          <text:p text:style-name="P1">GracefulShutdown</text:p>
          <draw:enhanced-geometry svg:viewBox="0 0 21600 21600" draw:type="rectangle" draw:enhanced-path="M 0 0 L 21600 0 21600 21600 0 21600 0 0 Z N"/>
        </draw:custom-shape>
        <draw:custom-shape draw:style-name="gr5" draw:text-style-name="P1" xml:id="id30" draw:id="id30" draw:layer="layout" svg:width="7.493cm" svg:height="1.397cm" svg:x="18.664cm" svg:y="55.356cm">
          <text:p text:style-name="P1">http.Server{}</text:p>
          <draw:enhanced-geometry svg:viewBox="0 0 21600 21600" draw:type="rectangle" draw:enhanced-path="M 0 0 L 21600 0 21600 21600 0 21600 0 0 Z N"/>
        </draw:custom-shape>
        <draw:custom-shape draw:style-name="gr5" draw:text-style-name="P1" xml:id="id34" draw:id="id34" draw:layer="layout" svg:width="7.493cm" svg:height="1.397cm" svg:x="12.06cm" svg:y="62.341cm">
          <text:p text:style-name="P1">upgrade</text:p>
          <draw:enhanced-geometry svg:viewBox="0 0 21600 21600" draw:type="rectangle" draw:enhanced-path="M 0 0 L 21600 0 21600 21600 0 21600 0 0 Z N"/>
        </draw:custom-shape>
        <draw:custom-shape draw:style-name="gr5" draw:text-style-name="P1" xml:id="id31" draw:id="id31" draw:layer="layout" svg:width="7.493cm" svg:height="1.397cm" svg:x="27.3cm" svg:y="55.21cm">
          <text:p text:style-name="P1">&amp;WSServer{}</text:p>
          <draw:enhanced-geometry svg:viewBox="0 0 21600 21600" draw:type="rectangle" draw:enhanced-path="M 0 0 L 21600 0 21600 21600 0 21600 0 0 Z N"/>
        </draw:custom-shape>
        <draw:custom-shape draw:style-name="gr5" draw:text-style-name="P1" xml:id="id36" draw:id="id36" draw:layer="layout" svg:width="7.493cm" svg:height="1.397cm" svg:x="12.949cm" svg:y="47.609cm">
          <text:p text:style-name="P1">ConnNotify: CloudhubHandler.OnRegister</text:p>
          <draw:enhanced-geometry svg:viewBox="0 0 21600 21600" draw:type="rectangle" draw:enhanced-path="M 0 0 L 21600 0 21600 21600 0 21600 0 0 Z N"/>
        </draw:custom-shape>
        <draw:custom-shape draw:style-name="gr11" draw:text-style-name="P7" xml:id="id42" draw:id="id42" draw:layer="layout" svg:width="7.493cm" svg:height="1.397cm" svg:x="32.888cm" svg:y="69.199cm">
          <text:p text:style-name="P1">go mh.ServeConn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32.178cm" svg:y1="21.193cm" svg:x2="27.225cm" svg:y2="23.86cm" draw:start-shape="id13" draw:start-glue-point="2" draw:end-shape="id14" draw:end-glue-point="0" svg:d="M32178 21193l-4953 2667" svg:viewBox="0 0 4954 2668">
          <text:p/>
        </draw:connector>
        <draw:connector draw:style-name="gr10" draw:text-style-name="P6" draw:layer="layout" draw:type="line" svg:x1="32.178cm" svg:y1="21.193cm" svg:x2="37.766cm" svg:y2="23.606cm" draw:start-shape="id13" draw:start-glue-point="2" draw:end-shape="id15" draw:end-glue-point="0" svg:d="M32178 21193l5588 2413" svg:viewBox="0 0 5589 2414">
          <text:p/>
        </draw:connector>
        <draw:custom-shape draw:style-name="gr5" draw:text-style-name="P1" xml:id="id38" draw:id="id38" draw:layer="layout" svg:width="7.493cm" svg:height="1.397cm" svg:x="29.332cm" svg:y="66.278cm">
          <text:p text:style-name="P1">OnRegister</text:p>
          <text:p text:style-name="P1">nodeID := Get("node_id")</text:p>
          <draw:enhanced-geometry svg:viewBox="0 0 21600 21600" draw:type="rectangle" draw:enhanced-path="M 0 0 L 21600 0 21600 21600 0 21600 0 0 Z N"/>
        </draw:custom-shape>
        <draw:custom-shape draw:style-name="gr11" draw:text-style-name="P7" xml:id="id39" draw:id="id39" draw:layer="layout" svg:width="7.493cm" svg:height="1.397cm" svg:x="39.111cm" svg:y="62.468cm">
          <text:p text:style-name="P1">go conn.ServeConn</text:p>
          <draw:enhanced-geometry svg:viewBox="0 0 21600 21600" draw:type="rectangle" draw:enhanced-path="M 0 0 L 21600 0 21600 21600 0 21600 0 0 Z N"/>
        </draw:custom-shape>
        <draw:custom-shape draw:style-name="gr5" draw:text-style-name="P1" xml:id="id37" draw:id="id37" draw:layer="layout" svg:width="7.493cm" svg:height="1.397cm" svg:x="29.586cm" svg:y="62.468cm">
          <text:p text:style-name="P1">srv.options.ConnNotify(conn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10" xml:id="id32" draw:id="id32" draw:layer="layout" svg:width="7.493cm" svg:height="1.397cm" svg:x="35.809cm" svg:y="55.737cm">
          <text:p text:style-name="P1">http.HandleFunc ws.ServeHTTP</text:p>
          <draw:enhanced-geometry svg:viewBox="0 0 21600 21600" draw:type="rectangle" draw:enhanced-path="M 0 0 L 21600 0 21600 21600 0 21600 0 0 Z N"/>
        </draw:custom-shape>
        <draw:custom-shape draw:style-name="gr5" draw:text-style-name="P1" xml:id="id28" draw:id="id28" draw:layer="layout" svg:width="7.493cm" svg:height="1.397cm" svg:x="25.395cm" svg:y="51.546cm">
          <text:p text:style-name="P1">ws.NewWSServer</text:p>
          <draw:enhanced-geometry svg:viewBox="0 0 21600 21600" draw:type="rectangle" draw:enhanced-path="M 0 0 L 21600 0 21600 21600 0 21600 0 0 Z N"/>
        </draw:custom-shape>
        <draw:custom-shape draw:style-name="gr5" draw:text-style-name="P1" xml:id="id25" draw:id="id25" draw:layer="layout" svg:width="7.493cm" svg:height="1.397cm" svg:x="31.237cm" svg:y="44.307cm">
          <text:p text:style-name="P1">S.ListenAndServeTLS</text:p>
          <draw:enhanced-geometry svg:viewBox="0 0 21600 21600" draw:type="rectangle" draw:enhanced-path="M 0 0 L 21600 0 21600 21600 0 21600 0 0 Z N"/>
        </draw:custom-shape>
        <draw:custom-shape draw:style-name="gr11" draw:text-style-name="P7" xml:id="id21" draw:id="id21" draw:layer="layout" svg:width="7.493cm" svg:height="1.397cm" svg:x="17.775cm" svg:y="40.116cm">
          <text:p text:style-name="P1">go startWebsocketServ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7.493cm" svg:height="1.397cm" svg:x="23.3cm" svg:y="34.909cm">
          <text:p text:style-name="P1">StartCloudHub</text:p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7.493cm" svg:height="1.397cm" svg:x="20.569cm" svg:y="31.988cm">
          <text:p text:style-name="P1">cloudHub.Start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27.225cm" svg:y1="25.257cm" svg:x2="26.844cm" svg:y2="27.289cm" draw:start-shape="id14" draw:start-glue-point="2" draw:end-shape="id16" draw:end-glue-point="0" svg:d="M27225 25257l-381 2032" svg:viewBox="0 0 382 2033">
          <text:p/>
        </draw:connector>
        <draw:connector draw:style-name="gr10" draw:text-style-name="P6" draw:layer="layout" draw:type="line" svg:x1="26.844cm" svg:y1="28.686cm" svg:x2="24.315cm" svg:y2="31.988cm" draw:start-shape="id16" draw:start-glue-point="2" draw:end-shape="id17" draw:end-glue-point="0" svg:d="M26844 28686l-2529 3302" svg:viewBox="0 0 2530 3303">
          <text:p/>
        </draw:connector>
        <draw:connector draw:style-name="gr10" draw:text-style-name="P6" draw:layer="layout" draw:type="line" svg:x1="24.315cm" svg:y1="33.385cm" svg:x2="27.046cm" svg:y2="34.909cm" draw:start-shape="id17" draw:start-glue-point="2" draw:end-shape="id18" draw:end-glue-point="0" svg:d="M24315 33385l2731 1524" svg:viewBox="0 0 2732 1525">
          <text:p/>
        </draw:connector>
        <draw:connector draw:style-name="gr10" draw:text-style-name="P6" draw:layer="layout" draw:type="line" svg:x1="24.315cm" svg:y1="33.385cm" svg:x2="18.6cm" svg:y2="34.909cm" draw:start-shape="id17" draw:start-glue-point="2" draw:end-shape="id19" draw:end-glue-point="0" svg:d="M24315 33385l-5715 1524" svg:viewBox="0 0 5716 1525">
          <text:p/>
        </draw:connector>
        <draw:connector draw:style-name="gr10" draw:text-style-name="P6" draw:layer="layout" draw:type="line" svg:x1="27.046cm" svg:y1="36.306cm" svg:x2="12.885cm" svg:y2="40.243cm" draw:start-shape="id18" draw:start-glue-point="2" draw:end-shape="id20" draw:end-glue-point="0" svg:d="M27046 36306l-14161 3937" svg:viewBox="0 0 14162 3938">
          <text:p/>
        </draw:connector>
        <draw:connector draw:style-name="gr10" draw:text-style-name="P6" draw:layer="layout" draw:type="line" svg:x1="27.046cm" svg:y1="36.306cm" svg:x2="21.521cm" svg:y2="40.116cm" draw:start-shape="id18" draw:start-glue-point="2" draw:end-shape="id21" draw:end-glue-point="0" svg:d="M27046 36306l-5525 3810" svg:viewBox="0 0 5526 3811">
          <text:p/>
        </draw:connector>
        <draw:connector draw:style-name="gr10" draw:text-style-name="P6" draw:layer="layout" draw:type="line" svg:x1="27.046cm" svg:y1="36.306cm" svg:x2="30.792cm" svg:y2="40.243cm" draw:start-shape="id18" draw:start-glue-point="2" draw:end-shape="id22" draw:end-glue-point="0" svg:d="M27046 36306l3746 3937" svg:viewBox="0 0 3747 3938">
          <text:p/>
        </draw:connector>
        <draw:connector draw:style-name="gr10" draw:text-style-name="P6" draw:layer="layout" draw:type="line" svg:x1="21.521cm" svg:y1="41.513cm" svg:x2="17.203cm" svg:y2="44.307cm" draw:start-shape="id21" draw:start-glue-point="2" draw:end-shape="id23" draw:end-glue-point="0" svg:d="M21521 41513l-4318 2794" svg:viewBox="0 0 4319 2795">
          <text:p/>
        </draw:connector>
        <draw:connector draw:style-name="gr10" draw:text-style-name="P6" draw:layer="layout" draw:type="line" svg:x1="21.521cm" svg:y1="41.513cm" svg:x2="25.966cm" svg:y2="44.18cm" draw:start-shape="id21" draw:start-glue-point="2" draw:end-shape="id24" draw:end-glue-point="0" svg:d="M21521 41513l4445 2667" svg:viewBox="0 0 4446 2668">
          <text:p/>
        </draw:connector>
        <draw:connector draw:style-name="gr10" draw:text-style-name="P6" draw:layer="layout" draw:type="line" svg:x1="21.521cm" svg:y1="41.513cm" svg:x2="34.983cm" svg:y2="44.307cm" draw:start-shape="id21" draw:start-glue-point="2" draw:end-shape="id25" draw:end-glue-point="0" svg:d="M21521 41513l13462 2794" svg:viewBox="0 0 13463 2795">
          <text:p/>
        </draw:connector>
        <draw:connector draw:style-name="gr10" draw:text-style-name="P6" draw:layer="layout" draw:type="line" svg:x1="34.983cm" svg:y1="45.704cm" svg:x2="29.395cm" svg:y2="48.117cm" draw:start-shape="id25" draw:start-glue-point="2" draw:end-shape="id26" draw:end-glue-point="0" svg:d="M34983 45704l-5588 2413" svg:viewBox="0 0 5589 2414">
          <text:p/>
        </draw:connector>
        <draw:custom-shape draw:style-name="gr5" draw:text-style-name="P1" xml:id="id29" draw:id="id29" draw:layer="layout" svg:width="7.493cm" svg:height="1.397cm" svg:x="44.509cm" svg:y="47.863cm">
          <text:p text:style-name="P1">S.protoServer.ListenAndServeTLS()</text:p>
          <draw:enhanced-geometry svg:viewBox="0 0 21600 21600" draw:type="rectangle" draw:enhanced-path="M 0 0 L 21600 0 21600 21600 0 21600 0 0 Z N"/>
        </draw:custom-shape>
        <draw:custom-shape draw:style-name="gr11" draw:text-style-name="P7" xml:id="id44" draw:id="id44" draw:layer="layout" svg:width="7.493cm" svg:height="1.397cm" svg:x="19.172cm" svg:y="72.882cm">
          <text:p text:style-name="P1">go handle 257</text:p>
          <draw:enhanced-geometry svg:viewBox="0 0 21600 21600" draw:type="rectangle" draw:enhanced-path="M 0 0 L 21600 0 21600 21600 0 21600 0 0 Z N"/>
        </draw:custom-shape>
        <draw:custom-shape draw:style-name="gr5" draw:text-style-name="P1" xml:id="id49" draw:id="id49" draw:layer="layout" svg:width="7.493cm" svg:height="1.397cm" svg:x="47.366cm" svg:y="78.089cm">
          <text:p text:style-name="P1">delete(mh.KeepaliveChannel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34.983cm" svg:y1="45.704cm" svg:x2="38.158cm" svg:y2="47.863cm" draw:start-shape="id25" draw:start-glue-point="2" draw:end-shape="id27" draw:end-glue-point="0" svg:d="M34983 45704l3175 2159" svg:viewBox="0 0 3176 2160">
          <text:p/>
        </draw:connector>
        <draw:connector draw:style-name="gr10" draw:text-style-name="P6" draw:layer="layout" draw:type="line" svg:x1="38.158cm" svg:y1="49.26cm" svg:x2="29.141cm" svg:y2="51.546cm" draw:start-shape="id27" draw:start-glue-point="2" draw:end-shape="id28" draw:end-glue-point="0" svg:d="M38158 49260l-9017 2286" svg:viewBox="0 0 9018 2287">
          <text:p/>
        </draw:connector>
        <draw:connector draw:style-name="gr10" draw:text-style-name="P6" draw:layer="layout" draw:type="line" svg:x1="34.983cm" svg:y1="45.704cm" svg:x2="48.255cm" svg:y2="47.863cm" draw:start-shape="id25" draw:start-glue-point="2" draw:end-shape="id29" draw:end-glue-point="0" svg:d="M34983 45704l13272 2159" svg:viewBox="0 0 13273 2160">
          <text:p/>
        </draw:connector>
        <draw:connector draw:style-name="gr10" draw:text-style-name="P6" draw:layer="layout" draw:type="line" svg:x1="29.141cm" svg:y1="52.943cm" svg:x2="22.41cm" svg:y2="55.356cm" draw:start-shape="id28" draw:start-glue-point="2" draw:end-shape="id30" draw:end-glue-point="0" svg:d="M29141 52943l-6731 2413" svg:viewBox="0 0 6732 2414">
          <text:p/>
        </draw:connector>
        <draw:connector draw:style-name="gr10" draw:text-style-name="P6" draw:layer="layout" draw:type="line" svg:x1="29.141cm" svg:y1="52.943cm" svg:x2="31.046cm" svg:y2="55.21cm" draw:start-shape="id28" draw:start-glue-point="2" draw:end-shape="id31" draw:end-glue-point="0" svg:d="M29141 52943l1905 2267" svg:viewBox="0 0 1906 2268">
          <text:p/>
        </draw:connector>
        <draw:custom-shape draw:style-name="gr5" draw:text-style-name="P1" xml:id="id33" draw:id="id33" draw:layer="layout" svg:width="7.493cm" svg:height="1.397cm" svg:x="33.777cm" svg:y="58.877cm">
          <text:p text:style-name="P1">wsServer.ServeHTTP</text:p>
          <draw:enhanced-geometry svg:viewBox="0 0 21600 21600" draw:type="rectangle" draw:enhanced-path="M 0 0 L 21600 0 21600 21600 0 21600 0 0 Z N"/>
        </draw:custom-shape>
        <draw:custom-shape draw:style-name="gr5" draw:text-style-name="P1" xml:id="id35" draw:id="id35" draw:layer="layout" svg:width="7.493cm" svg:height="1.397cm" svg:x="20.823cm" svg:y="62.468cm">
          <text:p text:style-name="P1">NewConnection</text:p>
          <draw:enhanced-geometry svg:viewBox="0 0 21600 21600" draw:type="rectangle" draw:enhanced-path="M 0 0 L 21600 0 21600 21600 0 21600 0 0 Z N"/>
        </draw:custom-shape>
        <draw:custom-shape draw:style-name="gr16" draw:text-style-name="P11" xml:id="id41" draw:id="id41" draw:layer="layout" svg:width="7.493cm" svg:height="1.397cm" svg:x="24.76cm" svg:y="69.199cm">
          <text:p text:style-name="P1">KeepaliveChannel[nodeID]</text:p>
          <draw:enhanced-geometry svg:viewBox="0 0 21600 21600" draw:type="rectangle" draw:enhanced-path="M 0 0 L 21600 0 21600 21600 0 21600 0 0 Z N"/>
        </draw:custom-shape>
        <draw:custom-shape draw:style-name="gr5" draw:text-style-name="P1" xml:id="id43" draw:id="id43" draw:layer="layout" svg:width="7.493cm" svg:height="1.397cm" svg:x="10.79cm" svg:y="72.755cm">
          <text:p text:style-name="P1">RegisterNode</text:p>
          <draw:enhanced-geometry svg:viewBox="0 0 21600 21600" draw:type="rectangle" draw:enhanced-path="M 0 0 L 21600 0 21600 21600 0 21600 0 0 Z N"/>
        </draw:custom-shape>
        <draw:custom-shape draw:style-name="gr16" draw:text-style-name="P11" xml:id="id48" draw:id="id48" draw:layer="layout" svg:width="7.493cm" svg:height="1.397cm" svg:x="43.937cm" svg:y="80.502cm">
          <text:p text:style-name="P1">close(mh.KeepaliveChannel 289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29.141cm" svg:y1="52.943cm" svg:x2="39.555cm" svg:y2="55.737cm" draw:start-shape="id28" draw:start-glue-point="2" draw:end-shape="id32" draw:end-glue-point="0" svg:d="M29141 52943l10414 2794" svg:viewBox="0 0 10415 2795">
          <text:p/>
        </draw:connector>
        <draw:connector draw:style-name="gr10" draw:text-style-name="P6" draw:layer="layout" draw:type="line" svg:x1="37.523cm" svg:y1="60.274cm" svg:x2="15.806cm" svg:y2="62.341cm" draw:start-shape="id33" draw:start-glue-point="2" draw:end-shape="id34" draw:end-glue-point="0" svg:d="M37523 60274l-21717 2067" svg:viewBox="0 0 21718 2068">
          <text:p/>
        </draw:connector>
        <draw:connector draw:style-name="gr10" draw:text-style-name="P6" draw:layer="layout" draw:type="line" svg:x1="37.523cm" svg:y1="60.274cm" svg:x2="24.569cm" svg:y2="62.468cm" draw:start-shape="id33" draw:start-glue-point="2" draw:end-shape="id35" draw:end-glue-point="0" svg:d="M37523 60274l-12954 2194" svg:viewBox="0 0 12955 2195">
          <text:p/>
        </draw:connector>
        <draw:connector draw:style-name="gr10" draw:text-style-name="P6" draw:layer="layout" draw:type="line" svg:x1="25.966cm" svg:y1="45.577cm" svg:x2="16.695cm" svg:y2="47.609cm" draw:start-shape="id24" draw:start-glue-point="2" draw:end-shape="id36" draw:end-glue-point="0" svg:d="M25966 45577l-9271 2032" svg:viewBox="0 0 9272 2033">
          <text:p/>
        </draw:connector>
        <draw:connector draw:style-name="gr10" draw:text-style-name="P6" draw:layer="layout" draw:type="line" svg:x1="37.523cm" svg:y1="60.274cm" svg:x2="33.332cm" svg:y2="62.468cm" draw:start-shape="id33" draw:start-glue-point="2" draw:end-shape="id37" draw:end-glue-point="0" svg:d="M37523 60274l-4191 2194" svg:viewBox="0 0 4192 2195">
          <text:p/>
        </draw:connector>
        <draw:connector draw:style-name="gr10" draw:text-style-name="P6" draw:layer="layout" draw:type="line" svg:x1="33.332cm" svg:y1="63.865cm" svg:x2="33.078cm" svg:y2="66.278cm" draw:start-shape="id37" draw:start-glue-point="2" draw:end-shape="id38" draw:end-glue-point="0" svg:d="M33332 63865l-254 2413" svg:viewBox="0 0 255 2414">
          <text:p/>
        </draw:connector>
        <draw:connector draw:style-name="gr10" draw:text-style-name="P6" draw:layer="layout" draw:type="line" svg:x1="37.523cm" svg:y1="60.274cm" svg:x2="42.857cm" svg:y2="62.468cm" draw:start-shape="id33" draw:start-glue-point="2" draw:end-shape="id39" draw:end-glue-point="0" svg:d="M37523 60274l5334 2194" svg:viewBox="0 0 5335 2195">
          <text:p/>
        </draw:connector>
        <draw:frame draw:style-name="gr17" draw:text-style-name="P4" draw:layer="layout" svg:width="13.943cm" svg:height="0.963cm" svg:x="24.76cm" svg:y="65.135cm">
          <draw:text-box>
            <text:p>cloud/pkg/cloudhub/handler/messagehandler.go</text:p>
          </draw:text-box>
        </draw:frame>
        <draw:connector draw:style-name="gr10" draw:text-style-name="P6" draw:layer="layout" draw:type="line" svg:x1="33.078cm" svg:y1="67.675cm" svg:x2="19.87cm" svg:y2="69.326cm" draw:start-shape="id38" draw:start-glue-point="2" draw:end-shape="id40" draw:end-glue-point="0" svg:d="M33078 67675l-13208 1651" svg:viewBox="0 0 13209 1652">
          <text:p/>
        </draw:connector>
        <draw:connector draw:style-name="gr10" draw:text-style-name="P6" draw:layer="layout" draw:type="line" svg:x1="33.078cm" svg:y1="67.675cm" svg:x2="28.506cm" svg:y2="69.199cm" draw:start-shape="id38" draw:start-glue-point="2" draw:end-shape="id41" draw:end-glue-point="0" svg:d="M33078 67675l-4572 1524" svg:viewBox="0 0 4573 1525">
          <text:p/>
        </draw:connector>
        <draw:connector draw:style-name="gr10" draw:text-style-name="P6" draw:layer="layout" draw:type="line" svg:x1="33.078cm" svg:y1="67.675cm" svg:x2="36.634cm" svg:y2="69.199cm" draw:start-shape="id38" draw:start-glue-point="2" draw:end-shape="id42" draw:end-glue-point="0" svg:d="M33078 67675l3556 1524" svg:viewBox="0 0 3557 1525">
          <text:p/>
        </draw:connector>
        <draw:custom-shape draw:style-name="gr18" draw:text-style-name="P1" xml:id="id47" draw:id="id47" draw:layer="layout" svg:width="5.842cm" svg:height="1.397cm" svg:x="37.333cm" svg:y="79.994cm">
          <text:p text:style-name="P1">nodeConns.Delete</text:p>
          <draw:enhanced-geometry svg:viewBox="0 0 21600 21600" draw:type="rectangle" draw:enhanced-path="M 0 0 L 21600 0 21600 21600 0 21600 0 0 Z N"/>
        </draw:custom-shape>
        <draw:custom-shape draw:style-name="gr19" draw:text-style-name="P1" xml:id="id46" draw:id="id46" draw:layer="layout" svg:width="5.461cm" svg:height="1.397cm" svg:x="31.491cm" svg:y="80.121cm">
          <text:p text:style-name="P1">nodeLocks.Delete</text:p>
          <draw:enhanced-geometry svg:viewBox="0 0 21600 21600" draw:type="rectangle" draw:enhanced-path="M 0 0 L 21600 0 21600 21600 0 21600 0 0 Z N"/>
        </draw:custom-shape>
        <draw:custom-shape draw:style-name="gr5" draw:text-style-name="P1" xml:id="id45" draw:id="id45" draw:layer="layout" svg:width="7.493cm" svg:height="1.397cm" svg:x="40.254cm" svg:y="73.136cm">
          <text:p text:style-name="P1">mh.UnregisterNode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36.634cm" svg:y1="70.596cm" svg:x2="14.536cm" svg:y2="72.755cm" draw:start-shape="id42" draw:start-glue-point="2" draw:end-shape="id43" draw:end-glue-point="0" svg:d="M36634 70596l-22098 2159" svg:viewBox="0 0 22099 2160">
          <text:p/>
        </draw:connector>
        <draw:connector draw:style-name="gr10" draw:text-style-name="P6" draw:layer="layout" draw:type="line" svg:x1="36.634cm" svg:y1="70.596cm" svg:x2="22.918cm" svg:y2="72.882cm" draw:start-shape="id42" draw:start-glue-point="2" draw:end-shape="id44" draw:end-glue-point="0" svg:d="M36634 70596l-13716 2286" svg:viewBox="0 0 13717 2287">
          <text:p/>
        </draw:connector>
        <draw:connector draw:style-name="gr10" draw:text-style-name="P6" draw:layer="layout" draw:type="line" svg:x1="36.634cm" svg:y1="70.596cm" svg:x2="44cm" svg:y2="73.136cm" draw:start-shape="id42" draw:start-glue-point="2" draw:end-shape="id45" draw:end-glue-point="0" svg:d="M36634 70596l7366 2540" svg:viewBox="0 0 7367 2541">
          <text:p/>
        </draw:connector>
        <draw:connector draw:style-name="gr10" draw:text-style-name="P6" draw:layer="layout" draw:type="line" svg:x1="44cm" svg:y1="74.533cm" svg:x2="34.221cm" svg:y2="80.121cm" draw:start-shape="id45" draw:start-glue-point="2" draw:end-shape="id46" draw:end-glue-point="0" svg:d="M44000 74533l-9779 5588" svg:viewBox="0 0 9780 5589">
          <text:p/>
        </draw:connector>
        <draw:connector draw:style-name="gr10" draw:text-style-name="P6" draw:layer="layout" draw:type="line" svg:x1="44cm" svg:y1="74.533cm" svg:x2="40.254cm" svg:y2="79.994cm" draw:start-shape="id45" draw:start-glue-point="2" draw:end-shape="id47" draw:end-glue-point="0" svg:d="M44000 74533l-3746 5461" svg:viewBox="0 0 3747 5462">
          <text:p/>
        </draw:connector>
        <draw:connector draw:style-name="gr10" draw:text-style-name="P6" draw:layer="layout" draw:type="line" svg:x1="44cm" svg:y1="74.533cm" svg:x2="47.683cm" svg:y2="80.502cm" draw:start-shape="id45" draw:start-glue-point="2" draw:end-shape="id48" draw:end-glue-point="0" svg:d="M44000 74533l3683 5969" svg:viewBox="0 0 3684 5970">
          <text:p/>
        </draw:connector>
        <draw:connector draw:style-name="gr10" draw:text-style-name="P6" draw:layer="layout" draw:type="line" svg:x1="44cm" svg:y1="74.533cm" svg:x2="51.112cm" svg:y2="78.089cm" draw:start-shape="id45" draw:start-glue-point="2" draw:end-shape="id49" draw:end-glue-point="0" svg:d="M44000 74533l7112 3556" svg:viewBox="0 0 7113 3557">
          <text:p/>
        </draw:connector>
        <draw:custom-shape draw:style-name="gr16" draw:text-style-name="P11" xml:id="id50" draw:id="id50" draw:layer="layout" svg:width="7.493cm" svg:height="1.397cm" svg:x="9.52cm" svg:y="76.565cm">
          <text:p text:style-name="P1">KeepaliveCheckLoop 164</text:p>
          <draw:enhanced-geometry svg:viewBox="0 0 21600 21600" draw:type="rectangle" draw:enhanced-path="M 0 0 L 21600 0 21600 21600 0 21600 0 0 Z N"/>
        </draw:custom-shape>
        <draw:custom-shape draw:style-name="gr11" draw:text-style-name="P7" xml:id="id51" draw:id="id51" draw:layer="layout" svg:width="7.493cm" svg:height="1.397cm" svg:x="18.156cm" svg:y="76.565cm">
          <text:p text:style-name="P1">MessageWriteLoop</text:p>
          <draw:enhanced-geometry svg:viewBox="0 0 21600 21600" draw:type="rectangle" draw:enhanced-path="M 0 0 L 21600 0 21600 21600 0 21600 0 0 Z N"/>
        </draw:custom-shape>
        <draw:custom-shape draw:style-name="gr11" draw:text-style-name="P7" xml:id="id52" draw:id="id52" draw:layer="layout" svg:width="7.493cm" svg:height="1.397cm" svg:x="26.411cm" svg:y="76.565cm">
          <text:p text:style-name="P1">ListMessageWriteLoop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22.918cm" svg:y1="74.279cm" svg:x2="13.266cm" svg:y2="76.565cm" draw:start-shape="id44" draw:start-glue-point="2" draw:end-shape="id50" draw:end-glue-point="0" svg:d="M22918 74279l-9652 2286" svg:viewBox="0 0 9653 2287">
          <text:p/>
        </draw:connector>
        <draw:connector draw:style-name="gr10" draw:text-style-name="P6" draw:layer="layout" draw:type="line" svg:x1="22.918cm" svg:y1="74.279cm" svg:x2="21.902cm" svg:y2="76.565cm" draw:start-shape="id44" draw:start-glue-point="2" draw:end-shape="id51" draw:end-glue-point="0" svg:d="M22918 74279l-1016 2286" svg:viewBox="0 0 1017 2287">
          <text:p/>
        </draw:connector>
        <draw:connector draw:style-name="gr10" draw:text-style-name="P6" draw:layer="layout" draw:type="line" svg:x1="22.918cm" svg:y1="74.279cm" svg:x2="30.157cm" svg:y2="76.565cm" draw:start-shape="id44" draw:start-glue-point="2" draw:end-shape="id52" draw:end-glue-point="0" svg:d="M22918 74279l7239 2286" svg:viewBox="0 0 7240 2287">
          <text:p/>
        </draw:connector>
        <draw:custom-shape draw:style-name="gr20" draw:text-style-name="P1" draw:layer="layout" svg:width="1.778cm" svg:height="0.635cm" svg:x="38.349cm" svg:y="57.3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xml:id="id54" draw:id="id54" draw:layer="layout" svg:width="7.493cm" svg:height="1.397cm" svg:x="44.509cm" svg:y="53.178cm">
          <text:p text:style-name="P1">Http ListenAndServeTLS("", "")</text:p>
          <draw:enhanced-geometry svg:viewBox="0 0 21600 21600" draw:type="rectangle" draw:enhanced-path="M 0 0 L 21600 0 21600 21600 0 21600 0 0 Z N"/>
        </draw:custom-shape>
        <draw:custom-shape draw:style-name="gr5" draw:text-style-name="P1" xml:id="id55" draw:id="id55" draw:layer="layout" svg:width="7.493cm" svg:height="1.397cm" svg:x="44.509cm" svg:y="56.372cm">
          <text:p text:style-name="P1">http.ServeTLS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8.255cm" svg:y1="52.027cm" svg:x2="48.255cm" svg:y2="53.178cm" draw:start-shape="id53" draw:start-glue-point="2" draw:end-shape="id54" draw:end-glue-point="0" svg:d="M48255 52027v1151" svg:viewBox="0 0 1 1152">
          <text:p/>
        </draw:connector>
        <draw:connector draw:style-name="gr10" draw:text-style-name="P6" draw:layer="layout" draw:type="line" svg:x1="48.255cm" svg:y1="54.575cm" svg:x2="48.255cm" svg:y2="56.372cm" draw:start-shape="id54" draw:start-glue-point="2" draw:end-shape="id55" svg:d="M48255 54575v1797" svg:viewBox="0 0 1 1798">
          <text:p/>
        </draw:connector>
        <draw:custom-shape draw:style-name="gr5" draw:text-style-name="P1" xml:id="id60" draw:id="id60" draw:layer="layout" svg:width="7.493cm" svg:height="1.397cm" svg:x="44.509cm" svg:y="59.039cm">
          <text:p text:style-name="P1">http.Serve</text:p>
          <draw:enhanced-geometry svg:viewBox="0 0 21600 21600" draw:type="rectangle" draw:enhanced-path="M 0 0 L 21600 0 21600 21600 0 21600 0 0 Z N"/>
        </draw:custom-shape>
        <draw:frame draw:style-name="gr21" draw:text-style-name="P13" xml:id="id57" draw:id="id57" draw:layer="layout" svg:width="1.968cm" svg:height="0.646cm" svg:x="40.508cm" svg:y="71.358cm">
          <draw:text-box>
            <text:p text:style-name="P12"><text:span text:style-name="T4">exitServe</text:span></text:p>
          </draw:text-box>
        </draw:frame>
        <draw:frame draw:style-name="gr22" draw:text-style-name="P13" xml:id="id56" draw:id="id56" draw:layer="layout" svg:width="5.122cm" svg:height="0.646cm" svg:x="11.256cm" svg:y="78.459cm">
          <draw:text-box>
            <text:p text:style-name="P12"><text:span text:style-name="T4">stopServe &lt;- nodeDisconnect</text:span></text:p>
          </draw:text-box>
        </draw:frame>
        <draw:connector draw:style-name="gr23" draw:text-style-name="P6" draw:layer="layout" draw:type="curve" svg:x1="16.378cm" svg:y1="78.782cm" svg:x2="40.508cm" svg:y2="71.681cm" draw:start-shape="id56" draw:end-shape="id57" svg:d="M16378 78782c18097 0 6033-7101 24130-7101" svg:viewBox="0 0 24131 7102">
          <text:p/>
        </draw:connector>
        <draw:custom-shape draw:style-name="gr5" draw:text-style-name="P1" xml:id="id58" draw:id="id58" draw:layer="layout" svg:width="7.493cm" svg:height="1.397cm" svg:x="5.226cm" svg:y="42.929cm">
          <text:p text:style-name="P1">initServerEntri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9" draw:id="id59" draw:layer="layout" svg:width="7.493cm" svg:height="1.397cm" svg:x="4.948cm" svg:y="44.942cm">
          <text:p text:style-name="P1">mux.Entry mh.<text:span text:style-name="T5">HandleServer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12.885cm" svg:y1="41.64cm" svg:x2="8.972cm" svg:y2="42.929cm" draw:start-shape="id20" draw:start-glue-point="2" draw:end-shape="id58" draw:end-glue-point="0" svg:d="M12885 41640l-3913 1289" svg:viewBox="0 0 3914 1290">
          <text:p/>
        </draw:connector>
        <draw:connector draw:style-name="gr10" draw:text-style-name="P6" draw:layer="layout" draw:type="line" svg:x1="8.972cm" svg:y1="44.326cm" svg:x2="8.694cm" svg:y2="44.942cm" draw:start-shape="id58" draw:start-glue-point="2" draw:end-shape="id59" draw:end-glue-point="0" svg:d="M8972 44326l-278 616" svg:viewBox="0 0 279 617">
          <text:p/>
        </draw:connector>
        <draw:custom-shape draw:style-name="gr5" draw:text-style-name="P1" xml:id="id53" draw:id="id53" draw:layer="layout" svg:width="7.493cm" svg:height="1.397cm" svg:x="44.509cm" svg:y="50.63cm">
          <text:p text:style-name="P1"><text:span text:style-name="T1">ws.</text:span>ListenAndServeTLS()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032cm" svg:height="0.762cm" svg:x="47.239cm" svg:y="49.5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5" draw:text-style-name="P6" draw:layer="layout" draw:type="line" svg:x1="31.046cm" svg:y1="55.21cm" svg:x2="44.509cm" svg:y2="51.328cm" draw:start-shape="id31" draw:start-glue-point="0" draw:end-shape="id53" draw:end-glue-point="3" svg:d="M31046 55210l13463-3882" svg:viewBox="0 0 13464 3883">
          <text:p/>
        </draw:connector>
        <draw:connector draw:style-name="gr10" draw:text-style-name="P6" draw:layer="layout" draw:type="line" svg:x1="48.255cm" svg:y1="57.769cm" svg:x2="48.255cm" svg:y2="59.039cm" draw:start-shape="id55" draw:start-glue-point="2" draw:end-shape="id60" draw:end-glue-point="0" svg:d="M48255 57769v1270" svg:viewBox="0 0 1 1271">
          <text:p/>
        </draw:connector>
        <draw:custom-shape draw:style-name="gr26" draw:text-style-name="P14" xml:id="id61" draw:id="id61" draw:layer="layout" svg:width="7.493cm" svg:height="1.397cm" svg:x="2.927cm" svg:y="48.663cm">
          <text:p text:style-name="P1">MuxDefault.Entry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8.694cm" svg:y1="46.339cm" svg:x2="6.673cm" svg:y2="48.663cm" draw:start-shape="id59" draw:start-glue-point="2" draw:end-shape="id61" draw:end-glue-point="0" svg:d="M8694 46339l-2021 2324" svg:viewBox="0 0 2022 2325">
          <text:p/>
        </draw:connector>
        <draw:custom-shape draw:style-name="gr5" draw:text-style-name="P1" xml:id="id62" draw:id="id62" draw:layer="layout" svg:width="7.493cm" svg:height="1.397cm" svg:x="3.054cm" svg:y="51.13cm">
          <text:p text:style-name="P1">NewEntry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6.673cm" svg:y1="50.06cm" svg:x2="6.8cm" svg:y2="51.13cm" draw:start-shape="id61" draw:start-glue-point="2" draw:end-shape="id62" draw:end-glue-point="0" svg:d="M6673 50060l127 1070" svg:viewBox="0 0 128 1071">
          <text:p/>
        </draw:connector>
        <draw:custom-shape draw:style-name="gr5" draw:text-style-name="P1" xml:id="id63" draw:id="id63" draw:layer="layout" svg:width="7.493cm" svg:height="1.397cm" svg:x="16.759cm" svg:y="50.149cm">
          <text:p text:style-name="P1">Mux.Handler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25.966cm" svg:y1="45.577cm" svg:x2="20.505cm" svg:y2="50.149cm" draw:start-shape="id24" draw:start-glue-point="2" draw:end-shape="id63" draw:end-glue-point="0" svg:d="M25966 45577l-5461 4572" svg:viewBox="0 0 5462 4573">
          <text:p/>
        </draw:connector>
        <draw:custom-shape draw:style-name="gr5" draw:text-style-name="P1" draw:layer="layout" svg:width="7.493cm" svg:height="1.397cm" svg:x="13.33cm" svg:y="52.689cm">
          <text:p text:style-name="P1">Mux.ServeConn</text:p>
          <draw:enhanced-geometry svg:viewBox="0 0 21600 21600" draw:type="rectangle" draw:enhanced-path="M 0 0 L 21600 0 21600 21600 0 21600 0 0 Z N"/>
        </draw:custom-shape>
        <draw:custom-shape draw:style-name="gr26" draw:text-style-name="P14" xml:id="id65" draw:id="id65" draw:layer="layout" svg:width="7.493cm" svg:height="1.397cm" svg:x="65.643cm" svg:y="68.691cm">
          <text:p text:style-name="P1">conn.handler.ServeConn</text:p>
          <draw:enhanced-geometry svg:viewBox="0 0 21600 21600" draw:type="rectangle" draw:enhanced-path="M 0 0 L 21600 0 21600 21600 0 21600 0 0 Z N"/>
        </draw:custom-shape>
        <draw:custom-shape draw:style-name="gr11" draw:text-style-name="P7" xml:id="id64" draw:id="id64" draw:layer="layout" svg:width="7.493cm" svg:height="1.397cm" svg:x="57.653cm" svg:y="65.77cm">
          <text:p text:style-name="P1">go conn.handleMessage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2.857cm" svg:y1="63.865cm" svg:x2="57.653cm" svg:y2="66.468cm" draw:start-shape="id39" draw:start-glue-point="2" draw:end-shape="id64" svg:d="M42857 63865l14796 2603" svg:viewBox="0 0 14797 2604">
          <text:p/>
        </draw:connector>
        <draw:connector draw:style-name="gr10" draw:text-style-name="P6" draw:layer="layout" draw:type="line" svg:x1="61.399cm" svg:y1="67.167cm" svg:x2="69.389cm" svg:y2="68.691cm" draw:start-shape="id64" draw:start-glue-point="2" draw:end-shape="id65" draw:end-glue-point="0" svg:d="M61399 67167l7990 1524" svg:viewBox="0 0 7991 1525">
          <text:p/>
        </draw:connector>
        <draw:frame draw:style-name="gr27" draw:text-style-name="P4" draw:layer="layout" svg:width="8.263cm" svg:height="0.963cm" svg:x="57.388cm" svg:y="64.446cm">
          <draw:text-box>
            <text:p>viaduct/pkg/conn/ws.go 51 </text:p>
          </draw:text-box>
        </draw:frame>
        <draw:frame draw:style-name="gr28" draw:text-style-name="P4" draw:layer="layout" svg:width="8.625cm" svg:height="0.963cm" svg:x="3.794cm" svg:y="46.265cm">
          <draw:text-box>
            <text:p>/viaduct/pkg/mux/mux.go <text:s/>86</text:p>
          </draw:text-box>
        </draw:frame>
        <draw:frame draw:style-name="gr29" draw:text-style-name="P4" draw:layer="layout" svg:width="9.519cm" svg:height="0.963cm" svg:x="25.02cm" svg:y="50.53cm">
          <draw:text-box>
            <text:p>viaduct/pkg/server/server.go:98</text:p>
          </draw:text-box>
        </draw:frame>
        <draw:frame draw:style-name="gr30" draw:text-style-name="P4" draw:layer="layout" svg:width="8.789cm" svg:height="0.963cm" svg:x="35.12cm" svg:y="54.72cm">
          <draw:text-box>
            <text:p>viaduct/pkg/server/ws.go:54</text:p>
          </draw:text-box>
        </draw:frame>
        <draw:frame draw:style-name="gr31" draw:text-style-name="P16" draw:layer="layout" svg:width="8.419cm" svg:height="0.762cm" svg:x="39.074cm" svg:y="61.452cm">
          <draw:text-box>
            <text:p text:style-name="P15"><text:span text:style-name="T6">viaduct/pkg/server/ws.go:108</text:span></text:p>
          </draw:text-box>
        </draw:frame>
        <draw:frame draw:style-name="gr32" draw:text-style-name="P4" draw:layer="layout" svg:width="8.029cm" svg:height="0.963cm" svg:x="38.702cm" svg:y="63.772cm">
          <draw:text-box>
            <text:p>viaduct/pkg/conn/ws.go 48</text:p>
          </draw:text-box>
        </draw:frame>
        <draw:custom-shape draw:style-name="gr26" draw:text-style-name="P14" xml:id="id66" draw:id="id66" draw:layer="layout" svg:width="7.493cm" svg:height="1.397cm" svg:x="55.229cm" svg:y="68.818cm">
          <text:p text:style-name="P1">conn.handler = mux.MuxDefault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8.382cm" svg:height="0.963cm" svg:x="65.389cm" svg:y="67.494cm">
          <draw:text-box>
            <text:p>viaduct/pkg/conn/ws.go 149</text:p>
          </draw:text-box>
        </draw:frame>
        <draw:frame draw:style-name="gr34" draw:text-style-name="P17" draw:layer="layout" svg:width="18.796cm" svg:height="14.097cm" svg:x="28.305cm" svg:y="85.582cm">
          <draw:text-box>
            <text:p/>
          </draw:text-box>
        </draw:frame>
        <draw:frame draw:style-name="gr35" draw:text-style-name="P17" draw:layer="layout" svg:width="15.494cm" svg:height="5.939cm" svg:x="59.039cm" svg:y="71.769cm">
          <draw:text-box>
            <text:p>conn.handler.ServeConn(&amp;mux.MessageRequest{</text:p>
            <text:p><text:tab/>Header: <text:s/>conn.state.Headers,</text:p>
            <text:p><text:tab/>Message: msg,</text:p>
            <text:p>}, &amp;responseWriter{</text:p>
            <text:p><text:tab/>Type: api.ProtocolTypeWS,</text:p>
            <text:p><text:tab/>Van: <text:s/><text:span text:style-name="T7">conn.wsConn</text:span>,</text:p>
            <text:p>})</text:p>
            <text:p/>
          </draw:text-box>
        </draw:frame>
        <draw:frame draw:style-name="gr36" draw:text-style-name="P16" draw:layer="layout" svg:width="8.419cm" svg:height="0.762cm" svg:x="33.221cm" svg:y="58.088cm">
          <draw:text-box>
            <text:p text:style-name="P15"><text:span text:style-name="T6">viaduct/pkg/server/ws.go:70</text:span></text:p>
          </draw:text-box>
        </draw:frame>
        <draw:connector draw:style-name="gr10" draw:text-style-name="P6" draw:layer="layout" draw:type="line" svg:x1="61.399cm" svg:y1="67.167cm" svg:x2="58.975cm" svg:y2="68.818cm" draw:start-shape="id64" draw:start-glue-point="2" draw:end-shape="id66" draw:end-glue-point="0" svg:d="M61399 67167l-2424 1651" svg:viewBox="0 0 2425 1652">
          <text:p/>
        </draw:connector>
        <draw:frame draw:style-name="gr33" draw:text-style-name="P4" draw:layer="layout" svg:width="8.382cm" svg:height="0.963cm" svg:x="54.34cm" svg:y="67.748cm">
          <draw:text-box>
            <text:p>viaduct/pkg/conn/ws.go 147</text:p>
          </draw:text-box>
        </draw:frame>
        <draw:custom-shape draw:style-name="gr37" draw:text-style-name="P1" draw:layer="layout" svg:width="2.667cm" svg:height="1.016cm" svg:x="67.167cm" svg:y="70.6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5" draw:text-style-name="P6" draw:layer="layout" draw:type="line" svg:x1="15.033cm" svg:y1="13.065cm" svg:x2="20.527cm" svg:y2="17.446cm" draw:start-shape="id9" draw:start-glue-point="2" draw:end-shape="id12" draw:end-glue-point="3" svg:d="M15033 13065l5494 4381" svg:viewBox="0 0 5495 4382">
          <text:p/>
        </draw:connector>
        <draw:frame draw:style-name="gr38" draw:text-style-name="P17" draw:layer="layout" svg:width="5.461cm" svg:height="3.806cm" svg:x="4.345cm" svg:y="21.193cm">
          <draw:text-box>
            <text:p><text:span text:style-name="T7">Cloudhub</text:span></text:p>
            <text:p>Edgecontroller</text:p>
            <text:p>devicecontroller</text:p>
            <text:p>synccontroller</text:p>
            <text:p/>
          </draw:text-box>
        </draw:frame>
        <draw:frame draw:style-name="gr39" draw:text-style-name="P4" draw:layer="layout" svg:width="10.459cm" svg:height="0.963cm" svg:x="20.245cm" svg:y="31.152cm">
          <draw:text-box>
            <text:p>cloud/pkg/cloudhub/cloudhub.go:50</text:p>
          </draw:text-box>
        </draw:frame>
        <draw:frame draw:style-name="gr40" draw:text-style-name="P18" draw:layer="layout" svg:width="12.483cm" svg:height="0.963cm" svg:x="16.865cm" svg:y="38.744cm">
          <draw:text-box>
            <text:p>cloud/pkg/cloudhub/servers/server.go:22</text:p>
          </draw:text-box>
        </draw:frame>
        <draw:frame draw:style-name="gr41" draw:text-style-name="P4" draw:layer="layout" svg:width="8.749cm" svg:height="0.963cm" svg:x="64.946cm" svg:y="70.214cm">
          <draw:text-box>
            <text:p>/viaduct/pkg/mux/mux.go:103</text:p>
          </draw:text-box>
        </draw:frame>
        <draw:custom-shape draw:style-name="gr5" draw:text-style-name="P1" xml:id="id67" draw:id="id67" draw:layer="layout" svg:width="7.493cm" svg:height="1.397cm" svg:x="65.389cm" svg:y="77.327cm">
          <text:p text:style-name="P1">mux.dispatch</text:p>
          <draw:enhanced-geometry svg:viewBox="0 0 21600 21600" draw:type="rectangle" draw:enhanced-path="M 0 0 L 21600 0 21600 21600 0 21600 0 0 Z N"/>
        </draw:custom-shape>
        <draw:connector draw:style-name="gr10" draw:text-style-name="P19" draw:layer="layout" draw:type="line" svg:x1="69.389cm" svg:y1="68.691cm" svg:x2="69.389cm" svg:y2="68.691cm" draw:start-shape="id65" draw:start-glue-point="0" draw:end-shape="id65" draw:end-glue-point="0" svg:d="M69389 68691z" svg:viewBox="0 0 1 1">
          <text:p/>
        </draw:connector>
        <draw:connector draw:style-name="gr10" draw:text-style-name="P19" draw:layer="layout" draw:type="line" svg:x1="69.389cm" svg:y1="70.088cm" svg:x2="69.135cm" svg:y2="77.327cm" draw:start-shape="id65" draw:start-glue-point="2" draw:end-shape="id67" draw:end-glue-point="0" svg:d="M69389 70088l-254 7239" svg:viewBox="0 0 255 7240">
          <text:p/>
        </draw:connector>
        <draw:custom-shape draw:style-name="gr5" draw:text-style-name="P1" xml:id="id68" draw:id="id68" draw:layer="layout" svg:width="7.493cm" svg:height="1.397cm" svg:x="65.416cm" svg:y="79.613cm">
          <text:p text:style-name="P1">entry.<text:span text:style-name="T8">handleFunc</text:span></text:p>
          <draw:enhanced-geometry svg:viewBox="0 0 21600 21600" draw:type="rectangle" draw:enhanced-path="M 0 0 L 21600 0 21600 21600 0 21600 0 0 Z N"/>
        </draw:custom-shape>
        <draw:connector draw:style-name="gr10" draw:text-style-name="P19" draw:layer="layout" draw:type="line" svg:x1="69.135cm" svg:y1="78.724cm" svg:x2="69.162cm" svg:y2="79.613cm" draw:start-shape="id67" draw:start-glue-point="2" draw:end-shape="id68" draw:end-glue-point="0" svg:d="M69135 78724l27 889" svg:viewBox="0 0 28 890">
          <text:p/>
        </draw:connector>
        <draw:custom-shape draw:style-name="gr5" draw:text-style-name="P1" xml:id="id69" draw:id="id69" draw:layer="layout" svg:width="7.493cm" svg:height="1.397cm" svg:x="3.197cm" svg:y="53.878cm">
          <text:p text:style-name="P1"><text:span text:style-name="T9">handleFunc</text:span><text:span text:style-name="T1">: handle=</text:span> mh.<text:span text:style-name="T10">HandleServer</text:span></text:p>
          <draw:enhanced-geometry svg:viewBox="0 0 21600 21600" draw:type="rectangle" draw:enhanced-path="M 0 0 L 21600 0 21600 21600 0 21600 0 0 Z N"/>
        </draw:custom-shape>
        <draw:connector draw:style-name="gr10" draw:text-style-name="P19" draw:layer="layout" draw:type="line" svg:x1="6.8cm" svg:y1="52.527cm" svg:x2="6.943cm" svg:y2="53.878cm" draw:start-shape="id62" draw:start-glue-point="2" draw:end-shape="id69" draw:end-glue-point="0" svg:d="M6800 52527l143 1351" svg:viewBox="0 0 144 1352">
          <text:p/>
        </draw:connector>
        <draw:frame draw:style-name="gr17" draw:text-style-name="P4" draw:layer="layout" svg:width="13.943cm" svg:height="0.963cm" svg:x="2.17cm" svg:y="41.48cm">
          <draw:text-box>
            <text:p>cloud/pkg/cloudhub/handler/messagehandler.go</text:p>
          </draw:text-box>
        </draw:frame>
        <draw:connector draw:style-name="gr42" draw:text-style-name="P6" draw:layer="layout" draw:type="line" svg:x1="26.157cm" svg:y1="56.054cm" svg:x2="44.509cm" svg:y2="53.876cm" draw:start-shape="id30" draw:start-glue-point="1" draw:end-shape="id54" draw:end-glue-point="3" svg:d="M26157 56054l18352-2178" svg:viewBox="0 0 18353 2179">
          <text:p/>
        </draw:connector>
        <draw:frame draw:style-name="gr43" draw:text-style-name="P17" draw:layer="layout" svg:width="11.557cm" svg:height="2.413cm" svg:x="20.812cm" svg:y="45.45cm">
          <draw:text-box>
            <text:p>Addr: <text:s text:c="6"/>fmt.Sprintf("%s:%d", </text:p>
            <text:p>hubconfig.Config.WebSocket.Address, </text:p>
            <text:p>hubconfig.Config.WebSocket.Port),</text:p>
          </draw:text-box>
        </draw:frame>
        <draw:frame draw:style-name="gr40" draw:text-style-name="P18" draw:layer="layout" svg:width="12.483cm" svg:height="0.963cm" svg:x="16.113cm" svg:y="41.767cm">
          <draw:text-box>
            <text:p>cloud/pkg/cloudhub/servers/server.go:50</text:p>
          </draw:text-box>
        </draw:frame>
        <draw:frame draw:style-name="gr30" draw:text-style-name="P4" draw:layer="layout" svg:width="8.789cm" svg:height="0.963cm" svg:x="24.368cm" svg:y="52.996cm">
          <draw:text-box>
            <text:p>viaduct/pkg/server/ws.go:37</text:p>
          </draw:text-box>
        </draw:frame>
        <draw:frame draw:style-name="gr30" draw:text-style-name="P4" draw:layer="layout" svg:width="8.789cm" svg:height="0.963cm" svg:x="44.027cm" svg:y="51.8cm">
          <draw:text-box>
            <text:p>viaduct/pkg/server/ws.go:1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1:42:41.306806279</meta:creation-date>
    <dc:date>2020-04-22T14:07:37.222324811</dc:date>
    <meta:editing-duration>P7DT22H35M9S</meta:editing-duration>
    <meta:editing-cycles>100</meta:editing-cycles>
    <meta:generator>LibreOffice/6.0.7.3$Linux_X86_64 LibreOffice_project/00m0$Build-3</meta:generator>
    <meta:document-statistic meta:object-count="171"/>
  </office:meta>
</office:document-meta>
</file>